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39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139cm"/>
    </style:style>
    <style:style style:name="gr4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color="#000000" draw:fill="solid" draw:fill-color="#579d1c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color="#000000" draw:fill="solid" draw:fill-color="#c5000b" draw:auto-grow-height="true" draw:auto-grow-width="false" fo:max-height="0cm" fo:min-height="0.556cm"/>
    </style:style>
    <style:style style:name="gr46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6cm"/>
    </style:style>
    <style:style style:name="gr4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fill="none" draw:fill-color="#ffffff" draw:textarea-vertical-align="middle"/>
    </style:style>
    <style:style style:name="gr49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1" style:family="graphic" style:parent-style-name="objectwithoutfill">
      <style:graphic-properties svg:stroke-color="#e6e6e6" draw:fill="none" draw:fill-color="#ffffff" draw:textarea-vertical-align="middle"/>
    </style:style>
    <style:style style:name="gr52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3deb3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8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draw:fill="none" draw:fill-color="#ffffff" fo:min-height="0.75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7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draw:stroke="none" draw:fill="none" fo:min-height="1.424cm"/>
    </style:style>
    <style:style style:name="gr75" style:family="graphic" style:parent-style-name="standard">
      <style:graphic-properties svg:stroke-width="0.05cm" svg:stroke-color="#000000" draw:marker-start="Arrow" draw:marker-start-width="0.275cm" draw:marker-end="Arrow" draw:marker-end-width="0.275cm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43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43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43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43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43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43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27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27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27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27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27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27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5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5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5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7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5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43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43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43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43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43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43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55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5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5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5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55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3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43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43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5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3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3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5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5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5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4" draw:text-style-name="P1" draw:layer="layout" svg:width="34.2cm" svg:height="28.2cm" svg:x="-0.4cm" svg:y="-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8cm" svg:height="2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36" draw:text-style-name="P5" draw:layer="layout" svg:width="5.4cm" svg:height="1.715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4.4cm" svg:height="0.882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5.6cm" svg:height="1.055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55cm" svg:x="8cm" svg:y="8.7cm">
          <draw:text-box>
            <text:p><text:span text:style-name="T4">Range (min - 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5cm" svg:x="18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55cm" svg:x="8cm" svg:y="11.4cm">
          <draw:text-box>
            <text:p><text:span text:style-name="T4">Functions: 3</text:span></text:p>
          </draw:text-box>
        </draw:frame>
        <draw:line draw:style-name="gr39" draw:text-style-name="P1" draw:layer="layout" svg:x1="8.4cm" svg:y1="12.6cm" svg:x2="26.4cm" svg:y2="12.6cm">
          <text:p/>
        </draw:line>
        <draw:frame draw:style-name="gr30" draw:text-style-name="P3" draw:layer="layout" svg:width="4.8cm" svg:height="0.983cm" svg:x="8.2cm" svg:y="13.062cm">
          <draw:text-box>
            <text:p><text:span text:style-name="T12">Name</text:span></text:p>
          </draw:text-box>
        </draw:frame>
        <draw:frame draw:style-name="gr40" draw:text-style-name="P3" draw:layer="layout" svg:width="4.8cm" svg:height="0.983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7.8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12.3cm" svg:y="13.8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3cm" svg:x="7.8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12.3cm" svg:y="14.6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3cm" svg:x="7.8cm" svg:y="20.138cm">
          <draw:text-box>
            <text:p><text:span text:style-name="T8">Functions: 3</text:span></text:p>
          </draw:text-box>
        </draw:frame>
        <draw:frame draw:style-name="gr30" draw:text-style-name="P6" draw:layer="layout" svg:width="4.8cm" svg:height="0.963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0.7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30" draw:text-style-name="P6" draw:layer="layout" svg:width="4.8cm" svg:height="0.963cm" svg:x="8.2cm" svg:y="13.862cm">
          <draw:text-box>
            <text:p><text:span text:style-name="T8">Func Name</text:span></text:p>
          </draw:text-box>
        </draw:frame>
        <draw:frame draw:style-name="gr30" draw:text-style-name="P6" draw:layer="layout" svg:width="4.8cm" svg:height="0.963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14.501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14.501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14.501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21.202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21.202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21.202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43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43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30" draw:text-style-name="P6" draw:layer="layout" svg:width="4.8cm" svg:height="0.963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53" draw:text-style-name="P1" draw:layer="layout" svg:width="6.8cm" svg:height="2.387cm" svg:x="0.4cm" svg:y="19.616cm">
          <draw:text-box>
            <text:p text:style-name="P1">Launches modal to add new membership functions</text:p>
          </draw:text-box>
        </draw:frame>
        <draw:frame draw:style-name="gr36" draw:text-style-name="P1" draw:layer="layout" svg:width="5.4cm" svg:height="1.675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36" draw:text-style-name="P1" draw:layer="layout" svg:width="5.4cm" svg:height="1.675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36" draw:text-style-name="P1" draw:layer="layout" svg:width="5.4cm" svg:height="1.675cm" svg:x="28.6cm" svg:y="14.327cm">
          <draw:text-box>
            <text:p text:style-name="P1">Collapses the variable</text:p>
          </draw:text-box>
        </draw:frame>
        <draw:frame draw:style-name="gr30" draw:text-style-name="P1" draw:layer="layout" svg:width="7.6cm" svg:height="0.963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6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36" draw:text-style-name="P1" draw:layer="layout" svg:width="5.4cm" svg:height="1.675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36" draw:text-style-name="P1" draw:layer="layout" svg:width="5.4cm" svg:height="1.675cm" svg:x="10.4cm" svg:y="-1.873cm">
          <draw:text-box>
            <text:p text:style-name="P1">Specify system wide parameters</text:p>
          </draw:text-box>
        </draw:frame>
        <draw:line draw:style-name="gr54" draw:text-style-name="P1" draw:layer="layout" svg:x1="19.6cm" svg:y1="8.3cm" svg:x2="19.6cm" svg:y2="10.7cm">
          <text:p/>
        </draw:line>
        <draw:line draw:style-name="gr54" draw:text-style-name="P1" draw:layer="layout" svg:x1="19.6cm" svg:y1="10.7cm" svg:x2="25cm" svg:y2="10.7cm">
          <text:p/>
        </draw:line>
        <draw:line draw:style-name="gr55" draw:text-style-name="P1" draw:layer="layout" svg:x1="19.6cm" svg:y1="9cm" svg:x2="24.6cm" svg:y2="10.2cm">
          <text:p/>
        </draw:line>
        <draw:line draw:style-name="gr56" draw:text-style-name="P1" draw:layer="layout" svg:x1="22.2cm" svg:y1="9cm" svg:x2="19.6cm" svg:y2="10.2cm">
          <text:p/>
        </draw:line>
        <draw:line draw:style-name="gr56" draw:text-style-name="P1" draw:layer="layout" svg:x1="24.6cm" svg:y1="10.2cm" svg:x2="22.2cm" svg:y2="9cm">
          <text:p/>
        </draw:line>
        <draw:frame draw:style-name="gr57" draw:layer="layout" svg:width="2.2cm" svg:height="0.839cm" draw:transform="rotate (1.5707963267949) translate (18.681cm 10.4cm)">
          <draw:text-box>
            <text:p><text:span text:style-name="T14">Truth</text:span></text:p>
          </draw:text-box>
        </draw:frame>
        <draw:line draw:style-name="gr58" draw:text-style-name="P1" draw:layer="layout" svg:x1="24.6cm" svg:y1="9cm" svg:x2="19.6cm" svg:y2="10.2cm">
          <text:p/>
        </draw:line>
        <draw:line draw:style-name="gr55" draw:text-style-name="P1" draw:layer="layout" svg:x1="19.6cm" svg:y1="9cm" svg:x2="24.6cm" svg:y2="10.2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36.4cm" svg:height="26cm" svg:x="-1.4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715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5cm">
          <draw:text-box>
            <text:p><text:span text:style-name="T9">Max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0" draw:text-style-name="P2" draw:layer="layout" svg:width="13.715cm" svg:height="1.675cm" svg:x="7.5cm" svg:y="6.518cm">
          <draw:text-box>
            <text:p><text:span text:style-name="T7">IF Var1 IS Term1 AND Var2 IS Term2 THEN Var3 IS Term3 </text:span></text:p>
          </draw:text-box>
        </draw:frame>
        <draw:frame draw:style-name="gr61" draw:text-style-name="P2" draw:layer="layout" svg:width="13.9cm" svg:height="1.675cm" svg:x="7.5cm" svg:y="9.918cm">
          <draw:text-box>
            <text:p><text:span text:style-name="T7">IF Var1 IS Term1 AND Var2 IS Term2 THEN Var3 IS Term3 </text:span></text:p>
          </draw:text-box>
        </draw:frame>
        <draw:frame draw:style-name="gr62" draw:text-style-name="P2" draw:layer="layout" svg:width="13.9cm" svg:height="1.675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41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2.2cm" svg:height="1.043cm" svg:x="21.8cm" svg:y="6.642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43cm" svg:x="21.8cm" svg:y="8.443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43cm" svg:x="21.8cm" svg:y="10.244cm">
          <draw:text-box>
            <text:p text:style-name="P1"><text:span text:style-name="T2">Edit</text:span></text:p>
          </draw:text-box>
        </draw:frame>
        <draw:line draw:style-name="gr19" draw:text-style-name="P1" draw:layer="layout" svg:x1="20cm" svg:y1="7.6cm" svg:x2="21cm" svg:y2="11.4cm">
          <text:p/>
        </draw:line>
        <draw:frame draw:style-name="gr30" draw:text-style-name="P1" draw:layer="layout" svg:width="4.2cm" svg:height="0.963cm" svg:x="19cm" svg:y="11.5cm">
          <draw:text-box>
            <text:p text:style-name="P1">List of rules</text:p>
          </draw:text-box>
        </draw:frame>
        <draw:frame draw:style-name="gr36" draw:text-style-name="P1" draw:layer="layout" svg:width="5.4cm" svg:height="1.675cm" svg:x="22.8cm" svg:y="0.401cm">
          <draw:text-box>
            <text:p text:style-name="P1">Tabular Navigation</text:p>
          </draw:text-box>
        </draw:frame>
        <draw:line draw:style-name="gr19" draw:text-style-name="P1" draw:layer="layout" svg:x1="22.2cm" svg:y1="3.001cm" svg:x2="23.8cm" svg:y2="2.074cm">
          <text:p/>
        </draw:line>
        <draw:line draw:style-name="gr19" draw:text-style-name="P1" draw:layer="layout" svg:x1="6cm" svg:y1="3.801cm" svg:x2="10.4cm" svg:y2="-0.599cm">
          <text:p/>
        </draw:line>
        <draw:frame draw:style-name="gr36" draw:text-style-name="P1" draw:layer="layout" svg:width="5.4cm" svg:height="1.675cm" svg:x="10.4cm" svg:y="-1.872cm">
          <draw:text-box>
            <text:p text:style-name="P1">Specify system wide parameters</text:p>
          </draw:text-box>
        </draw:frame>
        <draw:line draw:style-name="gr19" draw:text-style-name="P1" draw:layer="layout" svg:x1="27cm" svg:y1="8cm" svg:x2="29cm" svg:y2="10cm">
          <text:p/>
        </draw:line>
        <draw:frame draw:style-name="gr31" draw:text-style-name="P1" draw:layer="layout" svg:width="4.6cm" svg:height="2.387cm" svg:x="28cm" svg:y="10.1cm">
          <draw:text-box>
            <text:p text:style-name="P1">Rules can be freely edited or deleted</text:p>
          </draw:text-box>
        </draw:frame>
        <draw:frame draw:style-name="gr36" draw:text-style-name="P1" draw:layer="layout" svg:width="5.4cm" svg:height="1.675cm" svg:x="28cm" svg:y="2.8cm">
          <draw:text-box>
            <text:p text:style-name="P1">Deletes this variable</text:p>
          </draw:text-box>
        </draw:frame>
        <draw:line draw:style-name="gr19" draw:text-style-name="P1" draw:layer="layout" svg:x1="27.6cm" svg:y1="5.2cm" svg:x2="29cm" svg:y2="4cm">
          <text:p/>
        </draw:line>
        <draw:frame draw:style-name="gr53" draw:text-style-name="P1" draw:layer="layout" svg:width="6.8cm" svg:height="2.384cm" svg:x="16cm" svg:y="-1.784cm">
          <draw:text-box>
            <text:p text:style-name="P1">Launches modal to add new rules</text:p>
          </draw:text-box>
        </draw:frame>
        <draw:line draw:style-name="gr19" draw:text-style-name="P1" draw:layer="layout" svg:x1="16.8cm" svg:y1="-0.4cm" svg:x2="10.4cm" svg:y2="5.4cm">
          <text:p/>
        </draw:line>
        <draw:line draw:style-name="gr19" draw:text-style-name="P1" draw:layer="layout" svg:x1="20cm" svg:y1="9.2cm" svg:x2="21cm" svg:y2="11.4cm">
          <text:p/>
        </draw:line>
        <draw:line draw:style-name="gr19" draw:text-style-name="P1" draw:layer="layout" svg:x1="20cm" svg:y1="10.8cm" svg:x2="21cm" svg:y2="11.4cm">
          <text:p/>
        </draw:lin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68cm" svg:y1="3.8cm" svg:x2="10.68cm" svg:y2="11.2cm">
          <text:p/>
        </draw:line>
        <draw:line draw:style-name="gr65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66" draw:text-style-name="P11" xml:id="id1" draw:id="id1" draw:layer="layout" svg:width="3.9cm" svg:height="1.599cm" svg:x="13cm" svg:y="2.8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" draw:id="id2" draw:layer="layout" svg:width="3.9cm" svg:height="1.599cm" svg:x="7.4cm" svg:y="6.2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3" draw:id="id3" draw:layer="layout" svg:width="3.9cm" svg:height="1.599cm" svg:x="7.4cm" svg:y="9.601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6" draw:id="id6" draw:layer="layout" svg:width="3.9cm" svg:height="1.599cm" svg:x="18.7cm" svg:y="6.2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5" draw:id="id5" draw:layer="layout" svg:width="3.9cm" svg:height="1.599cm" svg:x="18.6cm" svg:y="9.6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4" draw:id="id4" draw:layer="layout" svg:width="3.9cm" svg:height="1.599cm" svg:x="13cm" svg:y="12.4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68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68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68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68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68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68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68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68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68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68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68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68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68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68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68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68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68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68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68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68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68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68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68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68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68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68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68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68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68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68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6" draw:text-style-name="P11" xml:id="id7" draw:id="id7" draw:layer="layout" svg:width="3.9cm" svg:height="1.599cm" svg:x="7.1cm" svg:y="4.0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8" draw:id="id8" draw:layer="layout" svg:width="3.9cm" svg:height="1.599cm" svg:x="12.2cm" svg:y="4.001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9" draw:id="id9" draw:layer="layout" svg:width="3.9cm" svg:height="1.599cm" svg:x="17.1cm" svg:y="4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1" draw:id="id11" draw:layer="layout" svg:width="3.9cm" svg:height="1.599cm" svg:x="22.3cm" svg:y="4.0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0" draw:id="id10" draw:layer="layout" svg:width="3.9cm" svg:height="1.599cm" svg:x="22.3cm" svg:y="7.1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68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68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68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68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69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68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66" draw:text-style-name="P11" xml:id="id12" draw:id="id12" draw:layer="layout" svg:width="3.9cm" svg:height="1.599cm" svg:x="7.1cm" svg:y="7.1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68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68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68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68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0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.6cm" svg:y="4.3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4.3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.6cm" svg:y="6.9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6.9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1cm" svg:y="1.6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draw:layer="layout" svg:width="6.4cm" svg:height="2.2cm" svg:x="2.5cm" svg:y="12.2cm">
          <text:p text:style-name="P1"><text:span text:style-name="T19">R-Shiny Server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4.2cm" svg:y1="10cm" svg:x2="4.2cm" svg:y2="12.2cm">
          <text:p/>
        </draw:line>
        <draw:line draw:style-name="gr72" draw:text-style-name="P1" draw:layer="layout" svg:x1="6.8cm" svg:y1="12.2cm" svg:x2="6.8cm" svg:y2="10cm">
          <text:p/>
        </draw:line>
        <draw:custom-shape draw:style-name="gr71" draw:text-style-name="P13" draw:layer="layout" svg:width="6.4cm" svg:height="2.2cm" svg:x="2.5cm" svg:y="16.6cm">
          <text:p text:style-name="P1"><text:span text:style-name="T19">FuzzyToolkitUoN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1" draw:layer="layout" svg:width="1.4cm" svg:height="12.8cm" draw:transform="rotate (-3.14159265358979) translate (12.5cm 14.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1.4cm" svg:height="2.607cm" draw:transform="rotate (3.09848302106553) translate (12.386cm 19.23cm)">
          <text:p/>
          <draw:enhanced-geometry svg:viewBox="0 0 21600 21600" draw:mirror-vertical="false" draw:mirror-horizontal="false" draw:glue-points="21600 0 0 10800 21600 21600" draw:text-areas="13800 ?f9 21600 ?f10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13" draw:layer="layout" svg:width="6.199cm" svg:height="1.674cm" svg:x="12.201cm" svg:y="7.6cm">
          <draw:text-box>
            <text:p text:style-name="P1"><text:span text:style-name="T19">To be produced</text:span></text:p>
          </draw:text-box>
        </draw:frame>
        <draw:frame draw:style-name="gr74" draw:text-style-name="P13" draw:layer="layout" svg:width="6.199cm" svg:height="1.674cm" svg:x="12.701cm" svg:y="17.4cm">
          <draw:text-box>
            <text:p text:style-name="P1"><text:span text:style-name="T19">Existing Technology</text:span></text:p>
          </draw:text-box>
        </draw:frame>
        <draw:line draw:style-name="gr72" draw:text-style-name="P1" draw:layer="layout" svg:x1="4.2cm" svg:y1="14.4cm" svg:x2="4.2cm" svg:y2="16.6cm">
          <text:p/>
        </draw:line>
        <draw:line draw:style-name="gr72" draw:text-style-name="P1" draw:layer="layout" svg:x1="6.8cm" svg:y1="16.6cm" svg:x2="6.8cm" svg:y2="14.4cm">
          <text:p/>
        </draw:lin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5" draw:text-style-name="P1" xml:id="id17" draw:id="id17" draw:layer="layout" svg:width="8.4cm" svg:height="8.4cm" svg:x="1.6cm" svg:y="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9.6cm" svg:height="6.2cm" svg:x="0.4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cm" svg:y="3.5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304cm" svg:y="3.5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cm" svg:y="6.1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304cm" svg:y="6.1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0.4cm" svg:y="0.8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4" draw:id="id14" draw:layer="layout" svg:width="6.4cm" svg:height="2.2cm" svg:x="11.8cm" svg:y="3.9cm">
          <text:p text:style-name="P1"><text:span text:style-name="T19">API Lay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5" draw:id="id15" draw:layer="layout" svg:width="6.4cm" svg:height="2.2cm" svg:x="20.4cm" svg:y="3.9cm">
          <text:p text:style-name="P1"><text:span text:style-name="T19">Misc. 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6" draw:id="id16" draw:layer="layout" svg:width="6.4cm" svg:height="2.2cm" svg:x="20.4cm" svg:y="6.8cm">
          <text:p text:style-name="P1"><text:span text:style-name="T19">Misc. 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75" draw:text-style-name="P1" draw:layer="layout" svg:x1="20.4cm" svg:y1="2.1cm" svg:x2="18.2cm" svg:y2="5cm" draw:start-shape="id13" draw:start-glue-point="3" draw:end-shape="id14" draw:end-glue-point="1" svg:d="m20400 2100h-1100v2900h-1100" svg:viewBox="0 0 2201 2901">
          <text:p/>
        </draw:connector>
        <draw:connector draw:style-name="gr75" draw:text-style-name="P1" draw:layer="layout" svg:x1="18.2cm" svg:y1="5cm" svg:x2="20.4cm" svg:y2="5cm" draw:start-shape="id14" draw:start-glue-point="1" draw:end-shape="id15" draw:end-glue-point="3" svg:d="m18200 5000h2200" svg:viewBox="0 0 2201 1">
          <text:p/>
        </draw:connector>
        <draw:connector draw:style-name="gr75" draw:text-style-name="P1" draw:layer="layout" svg:x1="18.2cm" svg:y1="5cm" svg:x2="20.4cm" svg:y2="7.9cm" draw:start-shape="id14" draw:start-glue-point="1" draw:end-shape="id16" draw:end-glue-point="3" svg:d="m18200 5000h1100v2900h1100" svg:viewBox="0 0 2201 2901">
          <text:p/>
        </draw:connector>
        <draw:connector draw:style-name="gr76" draw:text-style-name="P1" draw:layer="layout" draw:type="lines" svg:x1="11.8cm" svg:y1="5cm" svg:x2="10cm" svg:y2="5cm" draw:start-shape="id14" draw:start-glue-point="3" draw:end-shape="id17" draw:end-glue-point="1" svg:d="m11800 5000h-501-798-501" svg:viewBox="0 0 1801 1">
          <text:p/>
        </draw:connector>
        <draw:custom-shape draw:style-name="gr71" draw:text-style-name="P13" xml:id="id13" draw:id="id13" draw:layer="layout" svg:width="6.4cm" svg:height="2.2cm" svg:x="20.4cm" svg:y="1cm">
          <text:p text:style-name="P1"><text:span text:style-name="T19">R-Shiny and </text:span></text:p>
          <text:p text:style-name="P1"><text:span text:style-name="T19">FuzzyToolkitUoN </text:span></text:p>
          <text:p text:style-name="P1"><text:span text:style-name="T19">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onnector draw:style-name="gr68" draw:text-style-name="P1" draw:layer="layout" draw:type="curve" svg:x1="29.4cm" svg:y1="16.385cm" svg:x2="29.4cm" svg:y2="16.385cm" svg:d="m29400 16385v0" svg:viewBox="0 0 1 1">
          <text:p/>
        </draw:connector>
        <presentation:notes draw:style-name="dp2">
          <draw:page-thumbnail draw:style-name="gr2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4T23:25:56.082000000</dc:date>
    <meta:editing-duration>PT13H8M44S</meta:editing-duration>
    <meta:editing-cycles>32</meta:editing-cycles>
    <meta:generator>LibreOffice/4.1.4.2$Windows_x86 LibreOffice_project/0a0440ccc0227ad9829de5f46be37cfb6edcf72</meta:generator>
    <meta:document-statistic meta:object-count="558"/>
  </office:meta>
</office:document-meta>
</file>